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260000007BCDF3F375C245995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1.31cm"/>
      <style:paragraph-properties style:writing-mode="lr-tb"/>
    </style:style>
    <style:style style:name="gr2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5.13cm"/>
      <style:paragraph-properties style:writing-mode="lr-tb"/>
    </style:style>
    <style:style style:name="gr3" style:family="graphic" style:parent-style-name="standard" style:list-style-name="L1">
      <style:graphic-properties draw:fill="solid" draw:fill-color="#d4ea6b" draw:textarea-horizontal-align="justify" draw:textarea-vertical-align="middle" draw:auto-grow-height="false" fo:min-height="0.75cm" fo:min-width="1.31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gradient" draw:fill-gradient-name="Gradient_20_8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vertical-align="middle" draw:auto-grow-height="false" fo:min-height="4.964cm" fo:min-width="0cm" fo:wrap-option="wrap"/>
    </style:style>
    <style:style style:name="gr7" style:family="graphic" style:parent-style-name="standard">
      <style:graphic-properties draw:fill="none" draw:textarea-vertical-align="middle" draw:auto-grow-height="false" fo:min-height="0.698cm" fo:min-width="0cm" fo:wrap-option="wrap"/>
    </style:style>
    <style:style style:name="gr8" style:family="graphic" style:parent-style-name="standard">
      <style:graphic-properties draw:fill="none" draw:textarea-vertical-align="middle" draw:auto-grow-height="false" fo:min-height="1.207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0.75cm"/>
      <style:paragraph-properties style:writing-mode="lr-tb"/>
    </style:style>
    <style:style style:name="gr11" style:family="graphic" style:parent-style-name="standard">
      <style:graphic-properties draw:stroke="none" draw:fill="none" fo:min-height="0.6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b4c7dc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gradient" draw:fill-gradient-name="Gradient_20_8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81cm" svg:height="1cm" svg:x="5.5cm" svg:y="4.75cm">
          <text:p text:style-name="P1"><text:span text:style-name="T1">Left </text:span></text:p>
          <text:p text:style-name="P1"><text:span text:style-name="T1">Padd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3cm" svg:height="1cm" svg:x="7.31cm" svg:y="4.75cm">
          <text:p text:style-name="P3"><text:span text:style-name="T1">Column cont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1cm" svg:height="1cm" svg:x="12.94cm" svg:y="4.75cm">
          <text:p text:style-name="P5"><text:span text:style-name="T1">Ri</text:span><text:span text:style-name="T1">ght </text:span></text:p>
          <text:p text:style-name="P5"><text:span text:style-name="T1">Pa</text:span><text:span text:style-name="T1">ddi</text:span><text:span text:style-name="T1">ng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0.999cm" svg:height="4.249cm" svg:x="14.751cm" svg:y="3.25cm">
          <draw:image xlink:href="Pictures/10000001000000260000007BCDF3F375C245995A.png" xlink:type="simple" xlink:show="embed" xlink:actuate="onLoad" draw:mime-type="image/png">
            <text:p/>
          </draw:image>
        </draw:frame>
        <draw:frame draw:style-name="gr5" draw:text-style-name="P8" draw:layer="layout" svg:width="0.999cm" svg:height="4.249cm" svg:x="4.5cm" svg:y="3.251cm">
          <draw:image xlink:href="Pictures/10000001000000260000007BCDF3F375C245995A.png" xlink:type="simple" xlink:show="embed" xlink:actuate="onLoad" draw:mime-type="image/png">
            <text:p/>
          </draw:image>
        </draw:frame>
        <draw:custom-shape draw:style-name="gr6" draw:text-style-name="P8" draw:layer="layout" svg:width="0.25cm" svg:height="5.5cm" draw:transform="rotate (1.5707963267949) translate (7.45cm 6.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8" draw:layer="layout" svg:width="0.25cm" svg:height="1cm" draw:transform="rotate (1.5707963267949) translate (4.459cm 2.893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25cm" svg:height="1.537cm" draw:transform="rotate (1.5707963267949) translate (13.1cm 6.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25cm" svg:height="1.537cm" draw:transform="rotate (1.5707963267949) translate (5.6cm 6.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8" draw:layer="layout" svg:width="0.25cm" svg:height="1cm" draw:transform="rotate (1.5707963267949) translate (14.75cm 3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2.432cm" svg:height="1.039cm" svg:x="4cm" svg:y="1.5cm">
          <draw:text-box>
            <text:p text:style-name="P3"><text:span text:style-name="T1">B</text:span><text:span text:style-name="T1">or</text:span><text:span text:style-name="T1">de</text:span><text:span text:style-name="T1">r </text:span></text:p>
            <text:p text:style-name="P3"><text:span text:style-name="T1">(w</text:span><text:span text:style-name="T1">idt</text:span><text:span text:style-name="T1">h : </text:span><text:span text:style-name="T1">0..</text:span><text:span text:style-name="T1">1)</text:span></text:p>
          </draw:text-box>
        </draw:frame>
        <draw:frame draw:style-name="gr9" draw:text-style-name="P9" draw:layer="layout" svg:width="2.432cm" svg:height="1.039cm" svg:x="14.25cm" svg:y="1.5cm">
          <draw:text-box>
            <text:p text:style-name="P3"><text:span text:style-name="T1">B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/text:p>
            <text:p text:style-name="P3"><text:span text:style-name="T1">(</text:span><text:span text:style-name="T1">w</text:span><text:span text:style-name="T1">i</text:span><text:span text:style-name="T1">d</text:span><text:span text:style-name="T1">t</text:span><text:span text:style-name="T1">h</text:span><text:span text:style-name="T1"> </text:span><text:span text:style-name="T1">:</text:span><text:span text:style-name="T1"> </text:span><text:span text:style-name="T1">0</text:span><text:span text:style-name="T1">.</text:span><text:span text:style-name="T1">.</text:span><text:span text:style-name="T1">1</text:span><text:span text:style-name="T1">)</text:span></text:p>
          </draw:text-box>
        </draw:frame>
        <draw:frame draw:style-name="gr10" draw:text-style-name="P10" draw:layer="layout" svg:width="1.682cm" svg:height="1.039cm" svg:x="5.668cm" svg:y="6.25cm">
          <draw:text-box>
            <text:p><text:span text:style-name="T1">Wi</text:span><text:span text:style-name="T1">dt</text:span><text:span text:style-name="T1">h:</text:span></text:p>
            <text:p><text:span text:style-name="T1"><text:s/></text:span><text:span text:style-name="T1">0..</text:span><text:span text:style-name="T1">n</text:span></text:p>
          </draw:text-box>
        </draw:frame>
        <draw:frame draw:style-name="gr11" draw:text-style-name="P8" draw:layer="layout" svg:width="5.25cm" svg:height="0.895cm" svg:x="7.5cm" svg:y="6.355cm">
          <draw:text-box>
            <text:p text:style-name="P1"><text:span text:style-name="T1">Column </text:span><text:span text:style-name="T1">width: <text:s/></text:span><text:span text:style-name="T1">1..n</text:span></text:p>
          </draw:text-box>
        </draw:frame>
        <draw:frame draw:style-name="gr10" draw:text-style-name="P10" draw:layer="layout" svg:width="1.682cm" svg:height="1.039cm" svg:x="13.1cm" svg:y="6.25cm">
          <draw:text-box>
            <text:p><text:span text:style-name="T1">Width:</text:span></text:p>
            <text:p><text:span text:style-name="T1"><text:s/></text:span><text:span text:style-name="T1">0..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eeeeee" draw:end-color="#cccccc" draw:start-intensity="100%" draw:end-intensity="100%" draw:angle="30deg" draw:border="0%"/>
    <draw:gradient draw:name="Gradient_20_7" draw:display-name="Gradient 7" draw:style="radial" draw:cx="50%" draw:cy="50%" draw:start-color="#eeeeee" draw:end-color="#cccccc" draw:start-intensity="100%" draw:end-intensity="100%" draw:border="0%"/>
    <draw:gradient draw:name="Gradient_20_8" draw:display-name="Gradient 8" draw:style="linear" draw:start-color="#eeeeee" draw:end-color="#b2b2b2" draw:start-intensity="100%" draw:end-intensity="100%" draw:angle="30deg" draw:border="0%"/>
    <draw:gradient draw:name="Pastel_20_Bouquet" draw:display-name="Pastel Bouquet" draw:style="linear" draw:start-color="#eeeeee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7 20 13" svg:d="M0 20l10-13 10 13z"/>
    <draw:marker draw:name="Extrémités_20_de_20_flèche_20_5" draw:display-name="Extrémités de flèche 5" svg:viewBox="0 0 1131 1131" svg:d="M0 564l564 567 567-567-567-564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8:21:26.070931521</meta:creation-date>
    <dc:date>2023-08-25T12:15:23.725355150</dc:date>
    <meta:editing-duration>PT3H53M57S</meta:editing-duration>
    <meta:editing-cycles>3</meta:editing-cycles>
    <meta:generator>LibreOffice/7.5.5.2$Linux_X86_64 LibreOffice_project/50$Build-2</meta:generator>
    <meta:document-statistic meta:object-count="15"/>
  </office:meta>
</office:document-meta>
</file>